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3TbHUCEoEeOls5wK-eVumw.png"/>
  <manifest:file-entry manifest:media-type="image/.png" manifest:full-path="Pictures/_4U7AkCEoEeOls5wK-eVum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Heading_20_2">
      <style:paragraph-properties fo:break-before="page"/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text" style:name="T11">
      <style:text-properties fo:font-weight="bold" style:font-weight-asian="bold" style:font-weight-complex="bold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Illustration du contexte métier de l'application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Cas d'utilisation et processus métiers</text:h>
      <text:p text:style-name="P16">"Business Use Case" : <text:span text:style-name="T11">objectif</text:span> (et sous objectifs) <text:span text:style-name="T11">métier</text:span>.</text:p>
      <text:p text:style-name="P16">Et pour atteindre un objectif métier , on met en œuvre un processus métier.</text:p>
      <text:p text:style-name="P14"/>
      <text:p text:style-name="P12"/>
      <text:p text:style-name="P13"><text:span text:style-name="T5"/><text:span text:style-name="T5"><draw:frame draw:name="Cadre1" draw:style-name="fr1" draw:z-index="0" svg:height="6.879483925549916cm" svg:width="16.595cm" text:anchor-type="as-char"><draw:text-box fo:min-height="1.457cm" svg:height="1.457cm"><draw:frame style:rel-height="scale" style:rel-width="100%" svg:height="6.879483925549916cm" svg:width="16.595cm" text:anchor-type="frame"><draw:image xlink:actuate="onLoad" xlink:href="Pictures/_3TbHUCEoEeOls5wK-eVumw.png" xlink:show="embed" xlink:type="simple"/></draw:frame><text:p text:style-name="Frame_20_contents"/></draw:text-box></draw:frame></text:span><text:span text:style-name="T5"/></text:p>
      <text:p text:style-name="P7"/>
      <text:p text:style-name="P14"/>
      <text:p text:style-name="P10"/>
      <text:p text:style-name="P15"><text:span text:style-name="T3"/>
</text:p>
      <text:h text:outline-level="2" text:style-name="P17">Structures macroscopiques (secteurs métiers)</text:h>
      <text:p text:style-name="P2"><text:span text:style-name="T4"/></text:p>
      <text:p text:style-name="P2"><text:span text:style-name="T3"> </text:span><text:span text:style-name="T10"><text:s/></text:span></text:p>
      <text:p text:style-name="P12"/>
      <text:p text:style-name="P13"><text:span text:style-name="T5"/><text:span text:style-name="T5"><draw:frame draw:name="Cadre4" draw:style-name="fr1" draw:z-index="3" svg:height="7.268352713178295cm" svg:width="16.595cm" text:anchor-type="as-char"><draw:text-box fo:min-height="1.457cm" svg:height="1.457cm"><draw:frame style:rel-height="scale" style:rel-width="100%" svg:height="7.268352713178295cm" svg:width="16.595cm" text:anchor-type="frame"><draw:image xlink:actuate="onLoad" xlink:href="Pictures/_4U7AkCEoEeOls5wK-eVumw.png" xlink:show="embed" xlink:type="simple"/></draw:frame><text:p text:style-name="Frame_20_contents"/></draw:text-box></draw:frame></text:span><text:span text:style-name="T5"/></text:p>
      <text:p text:style-name="P12"/>
      <text:p text:style-name="P14"/>
      <text:h text:outline-level="3" text:style-name="Heading_20_3">secteur "secteur métier 2"</text:h>
      <text:p text:style-name="P11"/>
      <text:p text:style-name="P12"/>
      <text:p text:style-name="P14"/>
      <text:h text:outline-level="3" text:style-name="Heading_20_3">secteur "secteur métier 1"</text:h>
      <text:p text:style-name="P11"/>
      <text:p text:style-name="P12"/>
      <text:p text:style-name="P14"/>
      <text:p text:style-name="P10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41:36.54</dc:date>
    <dc:language>fr-FR</dc:language>
    <meta:editing-cycles>129</meta:editing-cycles>
    <meta:editing-duration>PT6H9M33S</meta:editing-duration>
    <meta:document-statistic meta:table-count="0" meta:image-count="0" meta:object-count="0" meta:page-count="2" meta:paragraph-count="39" meta:word-count="146" meta:character-count="1681" meta:non-whitespace-character-count="1566"/>
    <meta:user-defined meta:name="Info 1"/>
    <meta:user-defined meta:name="Info 2"/>
    <meta:user-defined meta:name="Info 3"/>
    <meta:user-defined meta:name="Info 4"/>
  </office:meta>
</office:document-meta>
</file>